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 svg:font-family="'Trebuchet MS'" style:font-family-generic="swiss" style:font-pitch="variable"/>
    <style:font-face style:name="gg sans" svg:font-family="'gg sans', 'Noto Sans', 'Helvetica Neue', Helvetica, Arial, sans-serif"/>
    <style:font-face style:name="inherit" svg:font-family="inherit"/>
  </office:font-face-decls>
  <office:automatic-styles>
    <style:style style:name="P1" style:family="paragraph" style:parent-style-name="Header">
      <style:text-properties officeooo:rsid="0016a471" officeooo:paragraph-rsid="0016a471"/>
    </style:style>
    <style:style style:name="P2" style:family="paragraph" style:parent-style-name="Standard">
      <style:text-properties style:font-name="Trebuchet MS" fo:font-size="18pt" style:font-size-asian="15.75pt" style:font-size-complex="18pt"/>
    </style:style>
    <style:style style:name="P3" style:family="paragraph" style:parent-style-name="Standard">
      <style:paragraph-properties fo:text-align="center" style:justify-single-word="false"/>
      <style:text-properties style:font-name="Trebuchet MS" fo:font-size="40pt" officeooo:rsid="0016a471" officeooo:paragraph-rsid="0016a471" style:font-size-asian="40pt" style:font-size-complex="40pt"/>
    </style:style>
    <style:style style:name="P4" style:family="paragraph" style:parent-style-name="Standard">
      <style:paragraph-properties fo:text-align="center" style:justify-single-word="false"/>
      <style:text-properties style:font-name="Trebuchet MS" fo:font-size="13pt" officeooo:rsid="0016a471" officeooo:paragraph-rsid="0016a471" style:font-size-asian="13pt" style:font-size-complex="13pt"/>
    </style:style>
    <style:style style:name="P5" style:family="paragraph" style:parent-style-name="Standard">
      <style:paragraph-properties fo:text-align="start" style:justify-single-word="false"/>
      <style:text-properties style:font-name="Trebuchet MS" fo:font-size="13pt" officeooo:rsid="0016a471" officeooo:paragraph-rsid="0016a471" style:font-size-asian="13pt" style:font-size-complex="13pt"/>
    </style:style>
    <style:style style:name="P6" style:family="paragraph" style:parent-style-name="Standard">
      <style:paragraph-properties fo:text-align="start" style:justify-single-word="false"/>
      <style:text-properties style:font-name="Trebuchet MS" fo:font-size="13pt" officeooo:rsid="0016a471" officeooo:paragraph-rsid="00171898" style:font-size-asian="13pt" style:font-size-complex="13pt"/>
    </style:style>
    <style:style style:name="P7" style:family="paragraph" style:parent-style-name="Standard">
      <style:paragraph-properties fo:text-align="start" style:justify-single-word="false"/>
      <style:text-properties style:font-name="Trebuchet MS" fo:font-size="13pt" officeooo:rsid="00171898" officeooo:paragraph-rsid="00171898" style:font-size-asian="13pt" style:font-size-complex="13pt"/>
    </style:style>
    <style:style style:name="P8" style:family="paragraph" style:parent-style-name="Standard">
      <style:paragraph-properties fo:text-align="start" style:justify-single-word="false"/>
      <style:text-properties style:font-name="Trebuchet MS" fo:font-size="13pt" officeooo:rsid="0018fd7d" officeooo:paragraph-rsid="0018fd7d" style:font-size-asian="13pt" style:font-size-complex="13pt"/>
    </style:style>
    <style:style style:name="P9" style:family="paragraph" style:parent-style-name="Standard">
      <style:paragraph-properties fo:text-align="start" style:justify-single-word="false"/>
      <style:text-properties style:font-name="Trebuchet MS" fo:font-size="13pt" officeooo:rsid="001acfbe" officeooo:paragraph-rsid="001acfbe" style:font-size-asian="13pt" style:font-size-complex="13pt"/>
    </style:style>
    <style:style style:name="P10" style:family="paragraph" style:parent-style-name="Standard">
      <style:paragraph-properties fo:text-align="start" style:justify-single-word="false"/>
      <style:text-properties style:font-name="Trebuchet MS" fo:font-size="13pt" officeooo:rsid="001be493" officeooo:paragraph-rsid="001be493" style:font-size-asian="13pt" style:font-size-complex="13pt"/>
    </style:style>
    <style:style style:name="P11" style:family="paragraph" style:parent-style-name="Standard">
      <style:paragraph-properties fo:text-align="start" style:justify-single-word="false"/>
      <style:text-properties style:font-name="Trebuchet MS" fo:font-size="13pt" fo:font-style="italic" style:text-underline-style="solid" style:text-underline-width="auto" style:text-underline-color="font-color" fo:font-weight="bold" officeooo:rsid="001be493" officeooo:paragraph-rsid="001be493" style:font-size-asian="13pt" style:font-style-asian="italic" style:font-weight-asian="bold" style:font-size-complex="13pt" style:font-style-complex="italic" style:font-weight-complex="bold"/>
    </style:style>
    <style:style style:name="P12" style:family="paragraph" style:parent-style-name="Standard">
      <style:paragraph-properties fo:text-align="start" style:justify-single-word="false"/>
      <style:text-properties style:font-name="Trebuchet MS" fo:font-size="13pt" fo:font-style="italic" style:text-underline-style="solid" style:text-underline-width="auto" style:text-underline-color="font-color" fo:font-weight="bold" officeooo:rsid="001acfbe" officeooo:paragraph-rsid="001acfbe" style:font-size-asian="13pt" style:font-style-asian="italic" style:font-weight-asian="bold" style:font-size-complex="13pt" style:font-style-complex="italic" style:font-weight-complex="bold"/>
    </style:style>
    <style:style style:name="P13" style:family="paragraph" style:parent-style-name="Standard">
      <style:paragraph-properties fo:text-align="start" style:justify-single-word="false"/>
      <style:text-properties style:font-name="Trebuchet MS" fo:font-size="13pt" fo:font-style="normal" style:text-underline-style="solid" style:text-underline-width="auto" style:text-underline-color="font-color" fo:font-weight="bold" officeooo:rsid="001acfbe" officeooo:paragraph-rsid="001acfbe" style:font-size-asian="13pt" style:font-style-asian="normal" style:font-weight-asian="bold" style:font-size-complex="13pt" style:font-style-complex="normal" style:font-weight-complex="bold"/>
    </style:style>
    <style:style style:name="P14" style:family="paragraph" style:parent-style-name="Standard">
      <style:paragraph-properties fo:text-align="start" style:justify-single-word="false"/>
      <style:text-properties style:text-line-through-style="none" style:text-line-through-type="none" style:font-name="Trebuchet MS" fo:font-size="13pt" fo:font-style="italic" style:text-underline-style="solid" style:text-underline-width="auto" style:text-underline-color="font-color" fo:font-weight="bold" officeooo:rsid="001be493" officeooo:paragraph-rsid="001be493" style:font-size-asian="13pt" style:font-style-asian="italic" style:font-weight-asian="bold" style:font-size-complex="13pt" style:font-style-complex="italic" style:font-weight-complex="bold"/>
    </style:style>
    <style:style style:name="P15" style:family="paragraph" style:parent-style-name="Standard">
      <style:paragraph-properties fo:text-align="start" style:justify-single-word="false"/>
      <style:text-properties style:text-line-through-style="none" style:text-line-through-type="none" style:font-name="Trebuchet MS" fo:font-size="13pt" fo:font-style="normal" style:text-underline-style="none" fo:font-weight="normal" officeooo:rsid="001be493" officeooo:paragraph-rsid="001be493"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style:text-line-through-style="none" style:text-line-through-type="none" style:font-name="Trebuchet MS" fo:font-size="13pt" fo:font-style="normal" style:text-underline-style="none" fo:font-weight="normal" officeooo:rsid="001c865e" officeooo:paragraph-rsid="001c865e" style:font-size-asian="13pt" style:font-style-asian="normal" style:font-weight-asian="normal" style:font-size-complex="13pt" style:font-style-complex="normal" style:font-weight-complex="normal"/>
    </style:style>
    <style:style style:name="T1" style:family="text">
      <style:text-properties fo:font-variant="normal" fo:text-transform="none" style:font-name="gg sans" fo:font-size="12pt" fo:letter-spacing="normal" fo:font-style="normal" fo:font-weight="normal" loext:padding="0cm" loext:border="none"/>
    </style:style>
    <style:style style:name="T2" style:family="text">
      <style:text-properties fo:font-variant="normal" fo:text-transform="none" style:font-name="gg sans" fo:font-size="12pt" fo:letter-spacing="normal" fo:font-style="normal" fo:font-weight="normal" officeooo:rsid="00171898" loext:padding="0cm" loext:border="none"/>
    </style:style>
    <style:style style:name="T3" style:family="text">
      <style:text-properties fo:font-variant="normal" fo:text-transform="none" style:font-name="gg sans" fo:font-size="12pt" fo:letter-spacing="normal" fo:font-style="normal" fo:font-weight="normal" officeooo:rsid="0018fd7d" loext:padding="0cm" loext:border="none"/>
    </style:style>
    <style:style style:name="T4" style:family="text">
      <style:text-properties fo:font-variant="normal" fo:text-transform="none" style:font-name="gg sans" fo:font-size="12pt" fo:letter-spacing="normal" fo:font-style="normal" fo:font-weight="normal" officeooo:rsid="001acfbe" loext:padding="0cm" loext:border="none"/>
    </style:style>
    <style:style style:name="T5" style:family="text">
      <style:text-properties fo:font-variant="normal" fo:text-transform="none" style:font-name="gg sans" fo:font-size="12pt" fo:letter-spacing="normal" fo:font-style="italic" style:text-underline-style="solid" style:text-underline-width="auto" style:text-underline-color="font-color" fo:font-weight="bold" style:font-style-asian="italic" style:font-weight-asian="bold" style:font-style-complex="italic" style:font-weight-complex="bold" loext:padding="0cm" loext:border="none"/>
    </style:style>
    <style:style style:name="T6" style:family="text">
      <style:text-properties fo:font-variant="normal" fo:text-transform="none" style:font-name="gg sans" fo:font-size="12pt" fo:letter-spacing="normal" fo:font-style="italic" style:text-underline-style="solid" style:text-underline-width="auto" style:text-underline-color="font-color" fo:font-weight="bold" officeooo:rsid="001be493" style:font-style-asian="italic" style:font-weight-asian="bold" style:font-style-complex="italic" style:font-weight-complex="bold" loext:padding="0cm" loext:border="none"/>
    </style:style>
    <style:style style:name="T7" style:family="text">
      <style:text-properties fo:font-variant="normal" fo:text-transform="none" style:font-name="gg sans" fo:font-size="12pt" fo:letter-spacing="normal" loext:padding="0cm" loext:border="none"/>
    </style:style>
    <style:style style:name="T8" style:family="text">
      <style:text-properties fo:font-variant="normal" fo:text-transform="none" style:font-name="gg sans" fo:font-size="12pt" fo:letter-spacing="normal" officeooo:rsid="001be493" loext:padding="0cm" loext:border="none"/>
    </style:style>
    <style:style style:name="T9" style:family="text">
      <style:text-properties fo:font-variant="normal" fo:text-transform="none" style:font-name="gg sans" fo:font-size="12pt" fo:letter-spacing="normal" officeooo:rsid="001c865e" loext:padding="0c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بِسْمِ ٱللَّهِ ٱلرَّحْمَـٰنِ ٱلرَّحِيمِ </text:p>
      <text:p text:style-name="P2"/>
      <text:p text:style-name="P3">Al Khulasah </text:p>
      <text:p text:style-name="P3">Fil ‘Aqîdah</text:p>
      <text:p text:style-name="P3">Du shaykh </text:p>
      <text:p text:style-name="P3">Al mushayqih</text:p>
      <text:p text:style-name="P4">Par Ustadh al Hilali (qu’Allah le préserve)</text:p>
      <text:p text:style-name="P4"/>
      <text:p text:style-name="P4">Cours 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Introduction : </text:p>
      <text:p text:style-name="P5"/>
      <text:p text:style-name="P5"><text:span text:style-name="T1">Ce livre résume dans la croyance a été écrit par Shaykh Khalid ibn Ali al Mushayqih, professeur de fiqh à l’université d’Al Qasim, c’est un élève de Shaykh Ibn Otheimine.</text:span></text:p>
      <text:p text:style-name="P5"><text:span text:style-name="T1">Il a écrit ce livre pour résumer les points essentiels de la croyance.</text:span></text:p>
      <text:p text:style-name="P5"><text:span text:style-name="T1"/></text:p>
      <text:p text:style-name="P5"><text:span text:style-name="T1">Voici un épître résumé en ce qui concerne ce qui est obligatoire pour le musulman de croire dans les trois types de tawhid. Il l’a pris en grande partie d’un livre écrit avant cela qui s’appelle « le résumé dans la croyance », et il dit « je l’ai résumé dans ce livre là pour qu’il soit plus facile à enseigner et à réviser et de donner des cours et séminaires avec. »</text:span></text:p>
      <text:p text:style-name="P5"><text:span text:style-name="T1"/></text:p>
      <text:p text:style-name="P6"><text:span text:style-name="T1">La définition de la croyance : La croyance c’est la croyance ferme qui est accompagnée d’aucun doute, le fait de croire en Allah sans aucun doute et croire en ce qui implique cela parmi les obligations du tawhid, croire aux 6 piliers de la foi et leurs branches car chacun de ces piliers la ont des branches qui naissent de ces piliers là et qu’on est obligé de détailler. C’est la croyance obligatoire. <text:line-break/></text:span></text:p>
      <text:p text:style-name="P6"><text:span text:style-name="T1"><text:line-break/>Quand on va parler de la foi en Allah on va parler du tawhid : Le tawhid : le fait d’uniciser Allah </text:span></text:p>
      <text:p text:style-name="P6"><text:span text:style-name="T1"/></text:p>
      <text:p text:style-name="P7"><text:span text:style-name="T1">Le tawhid d’Allah, c’est le fait que tu crois en Son Unicité et que tu l’appliques dans la seigneurie, les noms et attributs ainsi que dans l’adoration.</text:span></text:p>
      <text:p text:style-name="P7"><text:span text:style-name="T1"/></text:p>
      <text:p text:style-name="P7"><text:span text:style-name="T1">Le tawhid se divise donc en 3 :</text:span></text:p>
      <text:p text:style-name="P7"><text:span text:style-name="T1"/></text:p>
      <text:p text:style-name="P7"><text:span text:style-name="T1">1 - Le tawhid de la Seigneurie : Croire qu’Allah est Le Seul Créateur, Le Seul Souverain et le Seul qui dirige cette vie d’ici bas et l’au-delà et tout ce qu’ils contiennent.</text:span></text:p>
      <text:p text:style-name="P6"><text:span text:style-name="T1"/></text:p>
      <text:p text:style-name="P6"><text:span text:style-name="T2">2 - </text:span><text:span text:style-name="T1">Le tawhid de la divinité : l’unicité dans la divinité, ce qu’on appelle aussi le tawhid dans l’adoration dans le sens où </text:span><text:span text:style-name="T2">l’</text:span><text:span text:style-name="T1">on </text:span><text:span text:style-name="T2">ne</text:span><text:span text:style-name="T1"> va vouer nos adorations uniquement à Allah.</text:span></text:p>
      <text:p text:style-name="P6"><text:span text:style-name="T1"/></text:p>
      <text:p text:style-name="P6"><text:span text:style-name="T2">3 -</text:span><text:span text:style-name="T1"> Le tawhid dans les noms et attributs : le fait d’affirmer ce qu’Allah S’est affirmé a Lui m</text:span><text:span text:style-name="T2">ê</text:span><text:span text:style-name="T1">me ainsi que Son prophète </text:span><text:span text:style-name="T3">en terme de noms et attributs </text:span><text:span text:style-name="T1">sans changer ou supprimer son sens, sans chercher le comment ou sans faire ressembler à ses créatures.</text:span></text:p>
      <text:p text:style-name="P6"><text:span text:style-name="T1"/></text:p>
      <text:p text:style-name="P8"><text:span text:style-name="T1">Ceux qui concrétisent le tawhid le concrétisent à différents degrés, mais la base de la concrétisation du tawhid est d’être à l’abri d’un des annulatifs de l’islam qui vont te faire sortir de la religion. </text:span></text:p>
      <text:p text:style-name="P8"><text:span text:style-name="T1"/></text:p>
      <text:p text:style-name="P8"><text:span text:style-name="T1">Les gens se divisent en deux dans la concrétisation du tawhid :</text:span></text:p>
      <text:p text:style-name="P8"><text:soft-page-break/><text:span text:style-name="T1"/></text:p>
      <text:p text:style-name="P8"><text:span text:style-name="T1">Ceux qui se préservent des annulatifs de l’Islam font parti de ceux qui ont concrétisé le Tawhid.</text:span></text:p>
      <text:p text:style-name="P8"><text:span text:style-name="T1"/></text:p>
      <text:p text:style-name="P8"><text:span text:style-name="T1">Il y a la concrétisation obligatoire, qui est le fait de :</text:span></text:p>
      <text:p text:style-name="P8"><text:span text:style-name="T1"/></text:p>
      <text:p text:style-name="P8"><text:span text:style-name="T1">- Délaisser tout ce qui fait sortir de l’Islam</text:span></text:p>
      <text:p text:style-name="P8"><text:span text:style-name="T1">- Délaisser les péchés comme le shirk mineur, les innovations et les péchés</text:span></text:p>
      <text:p text:style-name="P8"><text:span text:style-name="T1">- Accomplir tous les actes obligatoires</text:span></text:p>
      <text:p text:style-name="P8"><text:span text:style-name="T1"/></text:p>
      <text:p text:style-name="P8"><text:span text:style-name="T1">Puis il y a la concrétisation recommandée, qui est le fait de :</text:span></text:p>
      <text:p text:style-name="P8"><text:span text:style-name="T1"/></text:p>
      <text:p text:style-name="P8"><text:span text:style-name="T1">- Préserver le tawhid de tout ce qui est détestable</text:span></text:p>
      <text:p text:style-name="P8"><text:span text:style-name="T1">- Faire ce qui est recommandé</text:span></text:p>
      <text:p text:style-name="P8"><text:span text:style-name="T1"/></text:p>
      <text:p text:style-name="P8"><text:span text:style-name="T1">Cela est le degré le plus haut de concrétisation du Tawhid.</text:span></text:p>
      <text:p text:style-name="P8"><text:span text:style-name="T1"/></text:p>
      <text:p text:style-name="P8"><text:span text:style-name="T1">D’où nous tirons cette croyance là ? Nous la tirons du Livre d’Allah, le Qur’ân ainsi que dans la Sounnah du Prophète. [ Sourate Al Baqarah, Hadith Jibril].</text:span></text:p>
      <text:p text:style-name="P8"><text:span text:style-name="T1"/></text:p>
      <text:p text:style-name="P8"><text:span text:style-name="T1">Et cette croyance va distinguer les croyants des mécréants, elle va diviser les gens en deux groupes, l’un au Paradis, l’autre dans la fournaise.</text:span></text:p>
      <text:p text:style-name="P8"><text:span text:style-name="T1"/></text:p>
      <text:p text:style-name="P8"><text:span text:style-name="T1">Il est donc obligatoire de connaître cette croyance là et de savoir d’où est ce qu’on la prend.</text:span></text:p>
      <text:p text:style-name="P9"><text:span text:style-name="T1"/></text:p>
      <text:p text:style-name="P9"><text:span text:style-name="T5">P</text:span><text:span text:style-name="T6">remier point principal :</text:span><text:span text:style-name="T1"> </text:span></text:p>
      <text:p text:style-name="P9"><text:span text:style-name="T1"/></text:p>
      <text:p text:style-name="P8"><text:span text:style-name="T1">Le shaykh a cité plusieurs points qui sont des fondements de la croyance et par ces points là, nous tirons cette croyance, ils sont :</text:span></text:p>
      <text:p text:style-name="P8"><text:span text:style-name="T1"/></text:p>
      <text:p text:style-name="P8"><text:span text:style-name="T1">1 – Le Livre d’Allah, le Qur’ân</text:span></text:p>
      <text:p text:style-name="P8"><text:span text:style-name="T1">2 – La Sounnah authentique du Prophète</text:span></text:p>
      <text:p text:style-name="P8"><text:span text:style-name="T1">3 – L’unanimité des pieux prédécesseurs qui sont les 3 générations après le Prophète (les compagnons, leurs suiveurs et les suiveurs de leurs suiveurs).</text:span></text:p>
      <text:p text:style-name="P8"><text:span text:style-name="T1"/></text:p>
      <text:p text:style-name="P11"><text:span text:style-name="T7">Second point principal :</text:span></text:p>
      <text:p text:style-name="P9"><text:span text:style-name="T1"/></text:p>
      <text:p text:style-name="P8"><text:span text:style-name="T1">Tout ce qui est attribué de manière authentique du Prophète, il est obligatoire de l’accepter et de le mettre en pratique même si c’est une information « ahad », même si c’est dans la croyance.</text:span></text:p>
      <text:p text:style-name="P8"><text:span text:style-name="T1"/></text:p>
      <text:p text:style-name="P12"><text:soft-page-break/><text:span text:style-name="T7">T</text:span><text:span text:style-name="T8">roisième point principal</text:span></text:p>
      <text:p text:style-name="P8"><text:span text:style-name="T1">La source sur laquelle on se base pour comprendre le Qur’an et la Sounnah, ce sont les textes clairs du Qur’an et de la Sounnah eux même, et par la compréhension des pieux prédécesseurs <text:s/>et de ceux qui suivent leur voie parmi les imams sans faire contredire leur compréhension par des possibilités linguistiques.</text:span></text:p>
      <text:p text:style-name="P8"><text:span text:style-name="T1"/></text:p>
      <text:p text:style-name="P11"><text:span text:style-name="T7">Quatrième point principal :</text:span></text:p>
      <text:p text:style-name="P8"><text:span text:style-name="T1">Les fondements de la relig</text:span><text:span text:style-name="T4">i</text:span><text:span text:style-name="T1">on nous ont tous été </text:span><text:span text:style-name="T4">démontrés</text:span><text:span text:style-name="T1"> par le Prophète, </text:span><text:span text:style-name="T4">il n’appartient à personne de rajouter une chose dans la religion et de prétendre qu’elle en fait partie.</text:span></text:p>
      <text:p text:style-name="P8"><text:span text:style-name="T4"/></text:p>
      <text:p text:style-name="P9"><text:span text:style-name="T1">Nous allons voir des règles très importantes qui vont nous suivre jusqu’à la fin de ce livre et durant les autres livres :</text:span></text:p>
      <text:p text:style-name="P9"><text:span text:style-name="T1"/></text:p>
      <text:p text:style-name="P12"><text:span text:style-name="T7">C</text:span><text:span text:style-name="T8">inquième point principal :</text:span></text:p>
      <text:p text:style-name="P9"><text:span text:style-name="T1">La soumission totale à Allah et à Son Prophète dans ce qui est apparent et caché, on ne contredit pas le Qur’ân et la Sounnah par un raisonnement analogique, ni par une chose dévoilée (comme certains soufis qui prétendent que quelque chose leur a été révélé ou dévoilé) nous croyons que le Qur’ân et la Sounnah viennent d’Allah et qu’ils sont inchangeables.</text:span></text:p>
      <text:p text:style-name="P9"><text:span text:style-name="T1"/></text:p>
      <text:p text:style-name="P9"><text:span text:style-name="T1">Rien n’annule le Qur’ân et la Sounnah et rien n’annule la soumission à ces deux là dans ce qui est apparent et caché, ni le kashf, ni la parole d’un shaykh ou d’un imam ou autre.</text:span></text:p>
      <text:p text:style-name="P9"><text:span text:style-name="T1"/></text:p>
      <text:p text:style-name="P13"><text:span text:style-name="T7">Règle très importante :</text:span></text:p>
      <text:p text:style-name="P9"><text:span text:style-name="T1"/></text:p>
      <text:p text:style-name="P9"><text:span text:style-name="T1">La raison saine ne contredit jamais le texte authentique et si on pense qu’il y a une contradiction, c’est que la personne a mal compris le texte et on renverra la faute à la mauvaise compréhension du texte et non au texte lui même. On fera toujours devancer le texte à la raison.</text:span></text:p>
      <text:p text:style-name="P9"><text:span text:style-name="T1"/></text:p>
      <text:p text:style-name="P10"><text:span text:style-name="T5">Huitième point principal</text:span><text:span text:style-name="T1"> (des points ont été sauté pour éviter de rentrer dans le détail) :</text:span></text:p>
      <text:p text:style-name="P10"><text:span text:style-name="T1"/></text:p>
      <text:p text:style-name="P10"><text:span text:style-name="T1">Nous croyons au fait que le Prophète est infaillible et que si toute la Oummah se réunit sur une chose, il est impossible qu’elle se réunisse sur un égarement, mais lorsque les individus sont seuls, ils ne sont pas infaillibles. Les sujets sur lesquels les imams ont divergé, nous retournons cela au Qur’ân et à la Sounnah, ce qui est en accord avec la preuve, nous le prenons en excusant ceux qui se sont trompés dans leur ijtihad tant qu’ils n’ont pas contredit le consensus des pieux prédécesseurs.</text:span></text:p>
      <text:p text:style-name="P10"><text:span text:style-name="T1"/></text:p>
      <text:p text:style-name="P14"><text:soft-page-break/><text:span text:style-name="T7">Neuvième point principal (très important) :</text:span></text:p>
      <text:p text:style-name="P14"><text:span text:style-name="T7"/></text:p>
      <text:p text:style-name="P15"><text:span text:style-name="T7">Il y a dans la communauté des gens qui sont inspirés par Allah, comme ‘Umar Ibn Al Khattab qui est inspiré par Allah. Le rêve véridique est vérité, le fait de déterminer le ca</text:span><text:span text:style-name="T9">rac</text:span><text:span text:style-name="T7">tère d’une personne à travers ses traits </text:span><text:span text:style-name="T9">faciaux ou des choses similaires</text:span><text:span text:style-name="T7">, cela est vrai </text:span><text:span text:style-name="T9">même si cela ne l’est pas tout le temps</text:span><text:span text:style-name="T7">, et les actes par lesquels Allah rend noble certaines personnes </text:span><text:span text:style-name="T9">qui sont comme des miracles malgré que cela n’atteint pas ce niveau, tout cela est vérité, à condition qu’elle soit en accord avec la législation et non celle des soufis qui disent par exemple que leur annoblissement est qu’ils sont plus obligés de prier, ceux là ne sont pas musulmans.</text:span></text:p>
      <text:p text:style-name="P15"><text:span text:style-name="T9"/></text:p>
      <text:p text:style-name="P16"><text:span text:style-name="T7">Un exemple d’acte noble par lequel Allah rend noble les gens, le fait qu’un homme se retrouve pris par un brigand voulant le tuer, l’homme demanda au brigand de prier 4 unités avant de le tuer et durant sa prière, il invoqua le secours auprès d’Allah, puis un cavalier est venu et a tué ce brigand. Et Allah ne les donne qu’à très peu de Ses créatures qui ont atteint un certain degré élevé.</text:span></text:p>
      <text:p text:style-name="P16"><text:span text:style-name="T7"/></text:p>
      <text:p text:style-name="P16"><text:span text:style-name="T7">Et tout cela ne sont pas des sources par lesquelles on tire la croyance et la législation islamique. Si par exemple une personne a un rêve et qu’il semble que ce rêve soit vérité, mais que dans ce rêve, on lui ordonne de contredire la croyance, ou de ne pas prier ou de ne pas jeûner ou de venir avec une innovation dans la croyance, comme un certain groupe qui s’est fondé autour d’un rêve (les tablighs), cela est une erreur.</text:span></text:p>
      <text:p text:style-name="P16"><text:span text:style-name="T7"/></text:p>
      <text:p text:style-name="P16"><text:span text:style-name="T7">On accepte les choses là à condition qu’elles soient en accord avec la croyance et la législation d’Allah.</text:span></text:p>
      <text:p text:style-name="P16"><text:span text:style-name="T7"/></text:p>
      <text:p text:style-name="P16"><text:span text:style-name="T7">Le débat dans la religion est rejeté, on ne débat pas et le musulman ne prend pas pour habitude de débattre et on apprend pas la religion de cette manière. On ne lance pas des débats tout les soirs en pensant qu’on donne victoire à la religion d’Allah alors que ces personnes là n’apprennent pas leur religion, que ce soit dans la croyance ou dans la jurisprudence, et si ils avancent, ils n’avancent que très peu, que ce soit dans la langue arabe, la croyance ou autres.</text:span></text:p>
      <text:p text:style-name="P16"><text:span text:style-name="T7"/></text:p>
      <text:p text:style-name="P16"><text:span text:style-name="T7">Le débat peut être permis sous certaines conditions.</text:span></text:p>
      <text:p text:style-name="P16"><text:span text:style-name="T7"/></text:p>
      <text:p text:style-name="P16"><text:span text:style-name="T7">Et il y en a même qui se rendent malade, l’un débat un jour avec les ash’ari, le lendemain, les mu’tazilah, les chiites, les coranistes, les maturidis.</text:span></text:p>
      <text:p text:style-name="P16"><text:span text:style-name="T7"/></text:p>
      <text:p text:style-name="P16"><text:span text:style-name="T7">Les salafs débattaient donc sous certaines conditions, et si ils voyaient que la personne n’acceptait pas la vérité, il la délaissait. Car sinon, tu voudras donner victoire à ton nefs et non à la religion d’Allah.</text:span></text:p>
      <text:p text:style-name="P16"><text:span text:style-name="T7"/></text:p>
      <text:p text:style-name="P16"><text:soft-page-break/><text:span text:style-name="T7">Mais l’exortation avec bon comportement et bienfaisance est légiféré et il a été rendu authentique des textes qui rend interdit de fait de rentrer dans ces choses là.</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 svg:font-family="'Trebuchet MS'" style:font-family-generic="swiss" style:font-pitch="variable"/>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a471" officeooo:paragraph-rsid="0016a471"/>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Al Khulasah fil ‘aqîdah <text:tab/>Par Ustadh Al Hilali<text:tab/>Shaykh Al Mushayqih</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1T08:11:04.363000000</meta:creation-date>
    <dc:date>2024-11-11T09:16:05.570000000</dc:date>
    <meta:editing-duration>PT1M2S</meta:editing-duration>
    <meta:editing-cycles>1</meta:editing-cycles>
    <meta:document-statistic meta:table-count="0" meta:image-count="0" meta:object-count="0" meta:page-count="6" meta:paragraph-count="62" meta:word-count="1569" meta:character-count="8678" meta:non-whitespace-character-count="7156"/>
    <meta:generator>LibreOffice/7.2.6.2$Windows_X86_64 LibreOffice_project/b0ec3a565991f7569a5a7f5d24fed7f52653d754</meta:generator>
  </office:meta>
</office:document-meta>
</file>